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20000009894A6E459D0C6104C.png" manifest:media-type="image/png"/>
  <manifest:file-entry manifest:full-path="Pictures/100000010000008D00000029CDDF1F88B85159FB.png" manifest:media-type="image/png"/>
  <manifest:file-entry manifest:full-path="Pictures/100000010000007B00000025FD51FB3BE1F1AA98.png" manifest:media-type="image/png"/>
  <manifest:file-entry manifest:full-path="Pictures/10000001000000E4000000D404A3D15737EF5E4E.png" manifest:media-type="image/png"/>
  <manifest:file-entry manifest:full-path="Pictures/10000001000000A000000030EEC7BDE1B39575AF.png" manifest:media-type="image/png"/>
  <manifest:file-entry manifest:full-path="Pictures/100000010000004600000020FE45EBBFEF2F8A2C.png" manifest:media-type="image/png"/>
  <manifest:file-entry manifest:full-path="Pictures/10000001000000750000001609DFD9E97A0FF461.png" manifest:media-type="image/png"/>
  <manifest:file-entry manifest:full-path="Pictures/10000001000000750000002A4D285977EB73D387.png" manifest:media-type="image/png"/>
  <manifest:file-entry manifest:full-path="Pictures/10000000000001E00000025815C84F9E427E97AE.png" manifest:media-type="image/png"/>
  <manifest:file-entry manifest:full-path="Pictures/10000000000003BE00000255D2CDDF121BDD3F2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" style:font-family-generic="swiss"/>
    <style:font-face style:name="Larsseit-Medium" svg:font-family="Larsseit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consolas" svg:font-family="consolas, 'lucida console', 'courier new', monospace"/>
    <style:font-face style:name="sans-serif" svg:font-family="sans-serif" style:font-family-generic="swiss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295639" loext:opacity="100%" style:font-name="Helvetica" officeooo:rsid="000946e4" officeooo:paragraph-rsid="000946e4"/>
    </style:style>
    <style:style style:name="T1" style:family="text">
      <style:text-properties fo:font-variant="normal" fo:text-transform="none" fo:color="#000000" loext:opacity="100%" style:font-name="consolas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loext:opacity="100%" style:font-name="Helvetica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000000" loext:opacity="100%" style:font-name="Arial1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loext:opacity="100%" style:font-name="sans-serif" fo:font-size="14pt" fo:letter-spacing="normal" fo:font-style="normal" fo:font-weight="normal" style:font-size-asian="14pt" style:font-size-complex="14pt"/>
    </style:style>
    <style:style style:name="T5" style:family="text">
      <style:text-properties officeooo:rsid="000ad0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.47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2.496cm" svg:y="0.064cm" svg:width="2.604cm" svg:height="0.783cm" draw:z-index="0"><draw:image xlink:href="Pictures/100000010000007B00000025FD51FB3BE1F1AA98.png" xlink:type="simple" xlink:show="embed" xlink:actuate="onLoad" draw:mime-type="image/png"/></draw:frame><draw:frame draw:style-name="fr2" draw:name="Imagen2" text:anchor-type="char" svg:x="10.957cm" svg:y="-0.021cm" svg:width="2.985cm" svg:height="0.868cm" draw:z-index="1"><draw:image xlink:href="Pictures/100000010000008D00000029CDDF1F88B85159FB.png" xlink:type="simple" xlink:show="embed" xlink:actuate="onLoad" draw:mime-type="image/png"/></draw:frame><draw:frame draw:style-name="fr2" draw:name="Imagen3" text:anchor-type="char" svg:x="0.042cm" svg:y="0.995cm" svg:width="17cm" svg:height="2.928cm" draw:z-index="2"><draw:image xlink:href="Pictures/10000001000003720000009894A6E459D0C6104C.png" xlink:type="simple" xlink:show="embed" xlink:actuate="onLoad" draw:mime-type="image/png"/></draw:frame><draw:frame draw:style-name="fr2" draw:name="Imagen4" text:anchor-type="char" svg:x="0.097cm" svg:y="4.064cm" svg:width="4.826cm" svg:height="4.487cm" draw:z-index="3"><draw:image xlink:href="Pictures/10000001000000E4000000D404A3D15737EF5E4E.png" xlink:type="simple" xlink:show="embed" xlink:actuate="onLoad" draw:mime-type="image/png"/></draw:frame><draw:frame draw:style-name="fr2" draw:name="Imagen5" text:anchor-type="char" svg:x="0.021cm" svg:y="-0.042cm" svg:width="2.477cm" svg:height="0.889cm" draw:z-index="4"><draw:image xlink:href="Pictures/10000001000000750000002A4D285977EB73D387.png" xlink:type="simple" xlink:show="embed" xlink:actuate="onLoad" draw:mime-type="image/png"/></draw:frame><draw:frame draw:style-name="fr2" draw:name="Imagen6" text:anchor-type="char" svg:x="5.098cm" svg:y="0.381cm" svg:width="2.477cm" svg:height="0.466cm" draw:z-index="5"><draw:image xlink:href="Pictures/10000001000000750000001609DFD9E97A0FF461.png" xlink:type="simple" xlink:show="embed" xlink:actuate="onLoad" draw:mime-type="image/png"/></draw:frame><draw:frame draw:style-name="fr2" draw:name="Imagen7" text:anchor-type="char" svg:x="7.572cm" svg:y="-0.169cm" svg:width="3.387cm" svg:height="1.016cm" draw:z-index="6"><draw:image xlink:href="Pictures/10000001000000A000000030EEC7BDE1B39575AF.png" xlink:type="simple" xlink:show="embed" xlink:actuate="onLoad" draw:mime-type="image/png"/></draw:frame><draw:frame draw:style-name="fr3" draw:name="Imagen8" text:anchor-type="char" svg:x="11.485cm" svg:y="-0.275cm" svg:width="2.267cm" svg:height="1.035cm" draw:z-index="7"><draw:image xlink:href="Pictures/100000010000004600000020FE45EBBFEF2F8A2C.png" xlink:type="simple" xlink:show="embed" xlink:actuate="onLoad" draw:mime-type="image/png"/></draw:frame><draw:frame draw:style-name="fr2" draw:name="Imagen9" text:anchor-type="char" svg:x="5.279cm" svg:y="4.108cm" svg:width="5.387cm" svg:height="6.733cm" draw:z-index="8"><draw:image xlink:href="Pictures/10000000000001E00000025815C84F9E427E97AE.png" xlink:type="simple" xlink:show="embed" xlink:actuate="onLoad" draw:mime-type="image/png"/></draw:frame><draw:frame draw:style-name="fr1" draw:name="Imagen10" text:anchor-type="char" svg:x="10.664cm" svg:y="4.87cm" svg:width="6.77cm" svg:height="5.091cm" draw:z-index="9"><draw:image xlink:href="Pictures/10000000000003BE00000255D2CDDF121BDD3F26.png" xlink:type="simple" xlink:show="embed" xlink:actuate="onLoad" draw:mime-type="image/png"/></draw:frame><text:span text:style-name="T2">Helvetica</text:span><text:span text:style-name="T1">,</text:span><text:span text:style-name="T3">Arial</text:span><text:span text:style-name="T1">,</text:span><text:span text:style-name="T4">sans-serif</text:span><text:span text:style-name="T1">;</text:span> </text:p>
      <text:p text:style-name="P2">qwertyuiopàsdfghjklñ<text:span text:style-name="T5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" style:font-family-generic="swiss"/>
    <style:font-face style:name="Larsseit-Medium" svg:font-family="Larsseit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consolas" svg:font-family="consolas, 'lucida console', 'courier new', monospac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8T19:31:24.050000000</meta:creation-date>
    <dc:date>2023-09-19T17:52:10.261000000</dc:date>
    <meta:editing-duration>PT34M26S</meta:editing-duration>
    <meta:editing-cycles>3</meta:editing-cycles>
    <meta:generator>LibreOffice/7.3.2.2$Windows_X86_64 LibreOffice_project/49f2b1bff42cfccbd8f788c8dc32c1c309559be0</meta:generator>
    <meta:document-statistic meta:table-count="0" meta:image-count="10" meta:object-count="0" meta:page-count="1" meta:paragraph-count="2" meta:word-count="2" meta:character-count="49" meta:non-whitespace-character-count="48"/>
  </office:meta>
</office:document-meta>
</file>